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89cm"/>
    </style:style>
    <style:style style:name="co2" style:family="table-column">
      <style:table-column-properties fo:break-before="auto" style:column-width="3.175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2cm" fo:break-before="auto" style:use-optimal-row-height="false"/>
    </style:style>
    <style:style style:name="ta1" style:family="table" style:master-page-name="PageStyle_5f_Respostas_20_ao_20_formulário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Respostas ao formulário 1" table:style-name="ta1">
        <office:forms form:automatic-focus="false" form:apply-design-mode="false"/>
        <table:table-column table:style-name="co1" table:number-columns-repeated="35" table:default-cell-style-name="Default"/>
        <table:table-column table:style-name="co2" table:number-columns-repeated="989" table:default-cell-style-name="Default"/>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number-columns-repeated="998"/>
        </table:table-row>
        <table:table-row table:style-name="ro1">
          <table:table-cell table:style-name="ce1" office:value-type="string" calcext:value-type="string">
            <text:p>"A Polícia Federal prendeu (...) o ex-governador do Rio de Janeiro (...) sob a suspeita de receber milhões em propina para fechar contratos públicos. Ele é alvo de uma operação que apura desvios em obras do governo estadual. O prejuízo é estimado em mais de R$ 220 milhões. (...) A operação, que foi batizada de Calicute, é resultado da ação coordenada entre as forças-tarefa da Lava Jato do Rio e do Paraná." (O Globo, 17/11/2016). Esta notícia refere-se à prisão de:</text:p>
          </table:table-cell>
          <table:table-cell table:style-name="ce1" office:value-type="string" calcext:value-type="string">
            <text:p>A 38ª fase da Operação Lava Jato com o objetivo de combater <text:s/>operadores financeiros que facilitavam o pagamento de propina a integrantes das diretorias da Petrobras foi chamada de:</text:p>
          </table:table-cell>
          <table:table-cell table:style-name="ce1" office:value-type="string" calcext:value-type="string">
            <text:p>Sérgio Fernando Moro é juiz federal da 13ª Vara Criminal Federal de Curitiba, e famoso personagem na Operação Lava Jato. Sérgio Fernando Moro é responsável por comandar:</text:p>
          </table:table-cell>
          <table:table-cell table:style-name="ce1" office:value-type="string" calcext:value-type="string">
            <text:p>Em 2017, a força-tarefa da Operação Lava Jato pediu a prisão do empresário e lobista Jorge Luz. Em sua delação, Jorge Luz afirmou ter pago entre 2005 e 2006, R$ 11,5 milhões em propina aos senadores Renan Calheiros, Jader Barbalho e ao deputado Aníbal Gomes. Qual é a sigla do partido que esses três políticos pertencem?</text:p>
          </table:table-cell>
          <table:table-cell table:style-name="ce1" office:value-type="string" calcext:value-type="string">
            <text:p>Em março de 2017, a Operação Lava Jato voltou suas investigações pela primeira vez contra um partido político. A investigação trata de dois esquemas de desvios de verbas da Petrobras . Esta ação tinha como objetivo reaver 2 bilhões de reais aos cofres públicos. A respeito de qual partido o texto acima se refere?</text:p>
          </table:table-cell>
          <table:table-cell table:style-name="ce1" office:value-type="string" calcext:value-type="string">
            <text:p>Durante a Lava Jato surgiram mais de 80 empresas de fachada. Um dos objetivos destas empresas era transformar o dinheiro sujo em dinheiro limpo, prática também conhecida como:</text:p>
          </table:table-cell>
          <table:table-cell table:style-name="ce1" office:value-type="string" calcext:value-type="string">
            <text:p>O juiz federal Sérgio Moro condenou o ex-ministro Antonio Palocci (PT) a 12 anos, 2 meses e 20 dias de reclusão. Segundo a sentença, ele intermediou propinas pagas pela Odebrecht ao Partido dos Trabalhadores (PT). O ato de “solicitar ou receber, para si ou para outros, direta ou indiretamente, ainda que fora da função ou antes de assumi-la, mas em razão dela, vantagem indevida, ou aceitar promessa de tal vantagem” configura o crime de:</text:p>
          </table:table-cell>
          <table:table-cell table:style-name="ce1" office:value-type="string" calcext:value-type="string">
            <text:p>A 33ª fase da Operação Lava Jato, foi batizada de "Resta Um" pelo fato de o alvo ser a última grande empresa investigada por formação de cartel junto a Petrobras. <text:s/>A operação mencionada no texto tinha como alvo a empresa: </text:p>
          </table:table-cell>
          <table:table-cell table:style-name="ce1" office:value-type="string" calcext:value-type="string">
            <text:p>No dia 25/11/2015 , o Senador Delcídio do Amaral foi preso pela Polícia Federal. Foi a primeira prisão de um senador no exercício da função desde a redemocratização do Brasil em 1985. A acusação que pesou contra o então Senador para esta prisão foi:</text:p>
          </table:table-cell>
          <table:table-cell table:style-name="ce1" office:value-type="string" calcext:value-type="string">
            <text:p>O empresário Eike Batista foi um dos alvos de investigação na Operação Lava Jato, sob acusação de pagamento de propina para o ex-governador do Rio de Janeiro, Sérgio Cabral. Qual o nome da operação em que Eike Batista teve sua prisão preventiva decretada?</text:p>
          </table:table-cell>
          <table:table-cell table:style-name="ce1" office:value-type="string" calcext:value-type="string">
            <text:p>Leandro Daiello, ex-diretor geral da Polícia Federal, esteve à frente da operação Lava Jato desde seu início, em 2014, até sua aposentadoria em Novembro de 2017. Qual é o nome do(a) novo(a) delegado(a) escolhido pelo presidente Michel Temer para tomar posse da diretoria geral da Polícia Federal no lugar de Daiello?</text:p>
          </table:table-cell>
          <table:table-cell table:style-name="ce1" office:value-type="string" calcext:value-type="string">
            <text:p>Na primeira fase da operação Lava Jato, deflagrada em março de 2014, a investigação apontou atuação de vários doleiros por práticas ilícitas, entre elas, evasão de divisas e lavagem de dinheiro oriundos de corrupção ou desvios. Entre os presos dessa operação, se encontra o doleiro paranaense Alberto Youssef. Qual foi a forma utilizada pelo doleiro para ocultar o pagamento de propina ao ex-diretor de abastecimento da Petrobras, Paulo Roberto Costa?</text:p>
          </table:table-cell>
          <table:table-cell table:style-name="ce1" office:value-type="string" calcext:value-type="string">
            <text:p>Um consórcio de construtoras é acusado de repassar 90 milhões de reais em propinas para ex-executivos da Petrobras ligados ao PP, ao PT e ao PSB em obras realizadas na Refinaria Abreu e Lima. As informações constam da delação de ex-executivo à Procuradoria-Geral da República do empreendimento orçado por dois contratos assinados em 2009 no valor de 4,6 bilhões de reais. <text:s text:c="2"/>De acordo com o texto, as empresas envolvidas no consórcio do escândalo em torno das obras da Refinaria de Abreu e Lima são:</text:p>
          </table:table-cell>
          <table:table-cell table:style-name="ce1" office:value-type="string" calcext:value-type="string">
            <text:p>A refinaria de Pasadena foi adquirida em 2006 pela estatal brasileira Petrobras, por um valor considerado muito alto. Essa aquisição originou investigações no Brasil sobre quais tipos de crime?</text:p>
          </table:table-cell>
          <table:table-cell table:style-name="ce1" office:value-type="string" calcext:value-type="string">
            <text:p>As operações realizadas pela Polícia Federal são batizadas de acordo com o tema, pessoas, lugares ou situações ligadas à ação. A 22ª fase da Operação Lava Jato investigou a suspeita de ocultação de patrimônio por parte do ex-presidente Lula através de um apartamento tríplex no litoral sul de São Paulo. Qual nome foi dado a essa operação? </text:p>
          </table:table-cell>
          <table:table-cell table:style-name="ce1" office:value-type="string" calcext:value-type="string">
            <text:p>Durante diversas fases da Operação Lava Jato foram aprendidas obras de arte suspeitas de serem patrimônio adquirido com dinheiro de origem ilícita, frutos de supostos crimes de lavagem de dinheiro. Para qual museu grande parte das obras apreendidas foi encaminhada e está armazenada de acordo com técnicas e critérios adequados para sua preservação? </text:p>
          </table:table-cell>
          <table:table-cell table:style-name="ce1" office:value-type="string" calcext:value-type="string">
            <text:p>O esquema de desvios de recursos da Petrobras envolvia funcionários da estatal, empreiteiras, operadores financeiros e agentes políticos. Os partidos políticos eram responsáveis por indicar e manter os diretores da Petrobras, que por sua vez favoreciam algumas empreiteiras na contratação de obras. Quais partidos foram responsáveis pelas indicações de Paulo Roberto Costa, Renato Duque e Nestor Cerveró para cargos de Diretoria na Petrobras entre os anos de 2004 e 2008, respectivamente? </text:p>
          </table:table-cell>
          <table:table-cell table:style-name="ce1" office:value-type="string" calcext:value-type="string">
            <text:p>A Lei das Licitações foi criada visando evitar irregularidades em contratos entre empresas privadas e governo. Porém, durante as operações da Lava Jato, descobriu-se que muitas empresas aderiram a uma maneira de burlar esta lei. Qual o nome desta prática?</text:p>
          </table:table-cell>
          <table:table-cell table:style-name="ce1" office:value-type="string" calcext:value-type="string">
            <text:p>Sete das dez maiores empreiteiras do país, segundo ranking elaborado com base na receita bruta total em 2013, já tiveram executivos investigados na operação Lava Jato - que apura desvio de recursos da Petrobras que teria movimentado mais de R$ 10 bilhões. O ranking das maiores construtoras do país foi elaborado pela revista "O Empreiteiro" - considerada referência no setor. Qual destas empreiteiras está sendo investigada na Operação Lava Jato?</text:p>
          </table:table-cell>
          <table:table-cell table:style-name="ce1" office:value-type="string" calcext:value-type="string">
            <text:p>Na 34ª fase da operação Lava Jato, o Ex-ministro da Fazenda Guido Mantega foi preso. A prisão se deu a partir de um depoimento prestado por Eike Batista ao MPF no qual ele diz ter recebido pedido do então ministro e presidente do Conselho de Administração da Petrobras para que fizesse um pagamento de R$ 5 milhões, no interesse do PT. Qual o nome dado a operação que prendeu o Ex-ministro?</text:p>
          </table:table-cell>
          <table:table-cell office:value-type="string" calcext:value-type="string">
            <text:p>Baseado nos depoimentos, o Ministério Público Federal afirmou que os agentes políticos responsáveis pela indicação de Paulo Roberto Costa para Diretoria de Abastecimento da Petrobras recebiam uma quantia periodicamente. Com que frequência eram realizados estes pagamentos?</text:p>
          </table:table-cell>
          <table:table-cell office:value-type="string" calcext:value-type="string">
            <text:p>O partido com mais de dois milhões de eleitores filiados e com o maior número de deputados estaduais pelo país, está agora entre os que mais receberam doações de empresas relacionadas a Lava Jato. Os senadores Edison Lobão e Romero Jucá, também investigados pela operação, fazem parte atualmente deste partido. Qual o nome do partido que o texto acima faz referência?</text:p>
          </table:table-cell>
          <table:table-cell office:value-type="string" calcext:value-type="string">
            <text:p>Ordenar e dirigir o processo. Tomar parte das decisões de maneira monocrática. Encaminhar habeas corpus para julgamento. Determinar instauração de inquérito. Homologar delações premiadas. Validar ou invalidar provas. Essas são algumas atribuições de qual cargo na Operação Lava Jato?</text:p>
          </table:table-cell>
          <table:table-cell office:value-type="string" calcext:value-type="string">
            <text:p>Dos 35 partidos registrados no Brasil, 28 receberam dinheiro das empreiteiras investigadas na Lava Jato nas duas últimas eleições gerais. Indique a alternativa que possui as quatro legendas faltantes.</text:p>
          </table:table-cell>
          <table:table-cell office:value-type="string" calcext:value-type="string">
            <text:p>Para o Procurador Geral da República, grupos políticos agiam em associação criminosa, de forma estável, com comunhão de esforços e unidade de desígnios para praticar diversos crimes, dentre os quais corrupção passiva e lavagem de dinheiro. Com base no texto acima, os operadores financeiros Fernando Baiano e João Vaccari atuavam no esquema criminoso em favorecimento de quais partidos?</text:p>
          </table:table-cell>
          <table:table-cell office:value-type="string" calcext:value-type="string">
            <text:p>Na 23° fase da operação Lava Jato a Polícia Federal apreendeu documentos relatando possíveis repasses da Odebrecht para mais de 200 políticos. <text:s/>Nas planilhas foram encontrados dois políticos com codinomes fazendo referência a grandes times de futebol. Responda, respectivamente, quem são os políticos apelidados de Gremista e Botafogo.</text:p>
          </table:table-cell>
          <table:table-cell office:value-type="string" calcext:value-type="string">
            <text:p>Você procura se informar sobre os principais acontecimentos políticos no país?</text:p>
          </table:table-cell>
          <table:table-cell office:value-type="string" calcext:value-type="string">
            <text:p>Você participou de alguma manifestação de apoio a Operação Lava Jato? Por exemplo: participou de <text:s/>alguma passeata ou protesto, mandou mensagens por redes sociais na internet etc.</text:p>
          </table:table-cell>
          <table:table-cell office:value-type="string" calcext:value-type="string">
            <text:p>Você mora em Curitiba?</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number-columns-repeated="10"/>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number-columns-repeated="2"/>
          <table:table-cell table:style-name="ce1" office:value-type="string" calcext:value-type="string">
            <text:p>Doação de veículo importado.</text:p>
          </table:table-cell>
          <table:table-cell/>
          <table:table-cell table:style-name="ce1" office:value-type="string" calcext:value-type="string">
            <text:p>Crimes de evasão de divisas e de superfaturamento de sua aquisição junto a supostos pagamentos de propina.</text:p>
          </table:table-cell>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number-columns-repeated="2"/>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2">
          <table:table-cell table:number-columns-repeated="1024"/>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number-columns-repeated="9"/>
          <table:table-cell table:style-name="ce1" office:value-type="string" calcext:value-type="string">
            <text:p>PMDB, PSDB e PT.</text:p>
          </table:table-cell>
          <table:table-cell table:style-name="ce1" office:value-type="string" calcext:value-type="string">
            <text:p>Empresas laranjas.</text:p>
          </table:table-cell>
          <table:table-cell table:number-columns-repeated="8"/>
          <table:table-cell table:style-name="ce1" office:value-type="string" calcext:value-type="string">
            <text:p>As vezes.</text:p>
          </table:table-cell>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Ocultação de patrimôni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Ocultação de patrimôni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SDB.</text:p>
          </table:table-cell>
          <table:table-cell table:style-name="ce1" office:value-type="string" calcext:value-type="string">
            <text:p>Pagamento de propina.</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Anu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table-cell table:style-name="ce1" office:value-type="string" calcext:value-type="string">
            <text:p>Tentativa de obstrução da justiça.</text:p>
          </table:table-cell>
          <table:table-cell table:number-columns-repeated="17"/>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Suborn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yrel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number-columns-repeated="1018"/>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yrel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number-columns-repeated="16"/>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number-columns-repeated="2"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number-columns-repeated="7"/>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SD.</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Asfixi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Ocultação de patrimônio.</text:p>
          </table:table-cell>
          <table:table-cell table:style-name="ce1" office:value-type="string" calcext:value-type="string">
            <text:p>Improbidade administrativa.</text:p>
          </table:table-cell>
          <table:table-cell table:style-name="ce1" office:value-type="string" calcext:value-type="string">
            <text:p>Mendes Júnior.</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Diaria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number-columns-repeated="3"/>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Diariamente.</text:p>
          </table:table-cell>
          <table:table-cell table:style-name="ce1" office:value-type="string" calcext:value-type="string">
            <text:p>Partido do Movimento Democrático Brasileiro.</text:p>
          </table:table-cell>
          <table:table-cell table:style-name="ce1" office:value-type="string" calcext:value-type="string">
            <text:p>Presidente da República.</text:p>
          </table:table-cell>
          <table:table-cell table:style-name="ce1" office:value-type="string" calcext:value-type="string">
            <text:p>PPL, PSL, PSDC e PV.</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DT e PP.</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number-columns-repeated="8"/>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number-columns-repeated="1016"/>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number-columns-repeated="5"/>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DT e PP.</text:p>
          </table:table-cell>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table-cell table:style-name="ce1" office:value-type="string" calcext:value-type="string">
            <text:p>Operação Calicute – operação que investigou crimes de corrupção, lavagem de dinheiro e associação criminosa em obras urbanas.</text:p>
          </table:table-cell>
          <table:table-cell table:number-columns-repeated="16"/>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DT e PP.</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number-columns-repeated="2"/>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number-columns-repeated="996"/>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number-columns-repeated="2"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Ocultação de patrimôni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table-cell table:style-name="ce1" office:value-type="string" calcext:value-type="string">
            <text:p>Operação Pixuleco.</text:p>
          </table:table-cell>
          <table:table-cell table:number-columns-repeated="6"/>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Atena Incorporações.</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number-columns-repeated="2"/>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Suborn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TdoB e PSL.</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table-cell table:style-name="ce1" office:value-type="string" calcext:value-type="string">
            <text:p>Paralelo.</text:p>
          </table:table-cell>
          <table:table-cell table:style-name="ce1" office:value-type="string" calcext:value-type="string">
            <text:p>As fases da Operação.</text:p>
          </table:table-cell>
          <table:table-cell table:number-columns-repeated="2"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olmei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table-cell table:style-name="ce1" office:value-type="string" calcext:value-type="string">
            <text:p>PP, PT e PMDB.</text:p>
          </table:table-cell>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DT e PP.</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number-columns-repeated="2"/>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number-columns-repeated="2"/>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olmei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T.</text:p>
          </table:table-cell>
          <table:table-cell table:style-name="ce1" office:value-type="string" calcext:value-type="string">
            <text:p>PP.</text:p>
          </table:table-cell>
          <table:table-cell table:style-name="ce1" office:value-type="string" calcext:value-type="string">
            <text:p>Pagamento de propina.</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Diaria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number-columns-repeated="5"/>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Diaria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Anu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Evasão de divisas.</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Presidente da Repúblic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Pagamento de propina.</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number-columns-repeated="10"/>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number-columns-repeated="17"/>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Caixa 2.</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2">
          <table:table-cell table:number-columns-repeated="1024"/>
        </table:table-row>
        <table:table-row table:style-name="ro3" table:number-rows-repeated="1047987">
          <table:table-cell table:number-columns-repeated="1024"/>
        </table:table-row>
        <table:table-row table:style-name="ro4" table:number-rows-repeated="17">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Respostas ao formulário 1'.A3:'Respostas ao formulário 1'.AMF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date-style style:name="N112">
      <number:month/>
      <number:text>/</number:text>
      <number:day/>
      <number:text>/</number:text>
      <number:year number:style="long"/>
      <number:text> </number:text>
      <number:hours/>
      <number:text>:</number:text>
      <number:minutes number:style="long"/>
      <number:text>:</number:text>
      <number:seconds number:style="long"/>
    </number:date-style>
    <number:number-style style:name="N113">
      <number:number number:decimal-places="0" number:min-integer-digits="1"/>
      <number:text> / 26</number:text>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00/00/0000</text:date>, <text:time style:data-style-name="N2" text:time-value="23:53:52.452359171">00:00:00</text:time></text:p>
        </style:region-right>
      </style:header>
      <style:header-left style:display="false"/>
      <style:footer>
        <text:p>Page <text:page-number>1</text:page-number> / <text:page-count>99</text:page-count></text:p>
      </style:footer>
      <style:footer-left style:display="false"/>
    </style:master-page>
    <style:master-page style:name="PageStyle_5f_Respostas_20_ao_20_formulário_20_1" style:display-name="PageStyle_Respostas ao formulá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8-05-28T00:25:26.809657728</dc:date>
    <dc:creator>Adilson Anjos</dc:creator>
    <meta:editing-duration>PT22M38S</meta:editing-duration>
    <meta:editing-cycles>2</meta:editing-cycles>
    <meta:document-statistic meta:table-count="1" meta:cell-count="16240" meta:object-count="0"/>
  </office:meta>
</office:document-meta>
</file>